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60d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3.94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/>
      <style:text-properties fo:color="#ffffff" loext:opacity="100%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-color="#b3cac7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3.7cm" svg:y="7.032cm">
          <text:p text:style-name="P1">MCU</text:p>
          <text:p text:style-name="P1"><text:span text:style-name="T1">ATMEGA328P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19.732cm" svg:y="7.032cm">
          <text:p text:style-name="P1">GPS Module</text:p>
          <text:p text:style-name="P1"><text:span text:style-name="T1">ATGM332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7.667cm" svg:y="7.032cm">
          <text:p text:style-name="P1">RF Transceiver</text:p>
          <text:p text:style-name="P1"><text:span text:style-name="T1">RA-0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445cm" svg:height="2.54cm" svg:x="7.667cm" svg:y="10.842cm">
          <text:p text:style-name="P1">RF Antenna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445cm" svg:height="2.54cm" svg:x="19.732cm" svg:y="10.842cm">
          <text:p text:style-name="P1">GPS Antenna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445cm" svg:height="2.54cm" svg:x="13.7cm" svg:y="3.222cm">
          <text:p text:style-name="P1">PQ9 Bu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12cm" svg:y1="8.302cm" svg:x2="13.7cm" svg:y2="8.302cm" draw:start-shape="id1" draw:start-glue-point="1" draw:end-shape="id2" draw:end-glue-point="3" svg:d="M12112 8302h1588" svg:viewBox="0 0 1589 1">
          <text:p/>
        </draw:connector>
        <draw:connector draw:style-name="gr5" draw:text-style-name="P1" draw:layer="layout" svg:x1="15.922cm" svg:y1="5.762cm" svg:x2="15.922cm" svg:y2="7.032cm" draw:start-shape="id3" draw:start-glue-point="2" draw:end-shape="id2" draw:end-glue-point="0" svg:d="M15922 5762v1270" svg:viewBox="0 0 1 1271">
          <text:p/>
        </draw:connector>
        <draw:connector draw:style-name="gr5" draw:text-style-name="P1" draw:layer="layout" svg:x1="19.732cm" svg:y1="8.302cm" svg:x2="18.145cm" svg:y2="8.302cm" draw:start-shape="id4" draw:start-glue-point="3" draw:end-shape="id2" draw:end-glue-point="1" svg:d="M19732 8302h-1587" svg:viewBox="0 0 1588 1">
          <text:p/>
        </draw:connector>
        <draw:connector draw:style-name="gr5" draw:text-style-name="P1" draw:layer="layout" svg:x1="9.889cm" svg:y1="9.572cm" svg:x2="9.889cm" svg:y2="10.842cm" draw:start-shape="id1" draw:start-glue-point="2" draw:end-shape="id5" svg:d="M9889 9572v1270" svg:viewBox="0 0 1 1271">
          <text:p/>
        </draw:connector>
        <draw:connector draw:style-name="gr5" draw:text-style-name="P1" draw:layer="layout" svg:x1="21.954cm" svg:y1="9.572cm" svg:x2="21.954cm" svg:y2="10.842cm" draw:start-shape="id4" draw:start-glue-point="2" draw:end-shape="id6" draw:end-glue-point="0" svg:d="M21954 9572v1270" svg:viewBox="0 0 1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9:23.682956716</meta:creation-date>
    <dc:date>2023-08-12T15:45:49.018254446</dc:date>
    <meta:editing-duration>PT16M14S</meta:editing-duration>
    <meta:editing-cycles>3</meta:editing-cycles>
    <meta:generator>LibreOffice/7.3.7.2$Linux_X86_64 LibreOffice_project/30$Build-2</meta:generator>
    <meta:document-statistic meta:object-count="11"/>
  </office:meta>
</office:document-meta>
</file>